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24.998cm" fo:margin-left="-0.504cm" fo:margin-top="0cm" fo:margin-bottom="0cm" table:align="left" style:writing-mode="lr-tb"/>
    </style:style>
    <style:style style:name="Table1.A" style:family="table-column">
      <style:table-column-properties style:column-width="2.722cm"/>
    </style:style>
    <style:style style:name="Table1.B" style:family="table-column">
      <style:table-column-properties style:column-width="10.396cm"/>
    </style:style>
    <style:style style:name="Table1.C" style:family="table-column">
      <style:table-column-properties style:column-width="11.8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999999"/>
    </style:style>
    <style:style style:name="Table2" style:family="table">
      <style:table-properties style:width="25.83cm" fo:margin-left="-0.744cm" fo:margin-top="0cm" fo:margin-bottom="0cm" table:align="left" style:writing-mode="lr-tb"/>
    </style:style>
    <style:style style:name="Table2.A" style:family="table-column">
      <style:table-column-properties style:column-width="2.438cm"/>
    </style:style>
    <style:style style:name="Table2.B" style:family="table-column">
      <style:table-column-properties style:column-width="10.435cm"/>
    </style:style>
    <style:style style:name="Table2.C" style:family="table-column">
      <style:table-column-properties style:column-width="12.958cm"/>
    </style:style>
    <style:style style:name="Table2.1" style:family="table-row">
      <style:table-row-properties style:min-row-height="0.863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3" style:family="table-row">
      <style:table-row-properties style:min-row-height="0.476cm" fo:keep-together="auto"/>
    </style:style>
    <style:style style:name="Table2.6" style:family="table-row">
      <style:table-row-properties style:min-row-height="2.979cm" fo:keep-together="auto"/>
    </style:style>
    <style:style style:name="Table2.7" style:family="table-row">
      <style:table-row-properties style:min-row-height="1.453cm" fo:keep-together="auto"/>
    </style:style>
    <style:style style:name="Table2.9" style:family="table-row">
      <style:table-row-properties style:min-row-height="1.476cm" fo:keep-together="auto"/>
    </style:style>
    <style:style style:name="Table3" style:family="table">
      <style:table-properties style:width="25.576cm" fo:margin-left="-0.744cm" fo:margin-top="0cm" fo:margin-bottom="0cm" table:align="left" style:writing-mode="lr-tb"/>
    </style:style>
    <style:style style:name="Table3.A" style:family="table-column">
      <style:table-column-properties style:column-width="2.265cm"/>
    </style:style>
    <style:style style:name="Table3.B" style:family="table-column">
      <style:table-column-properties style:column-width="10.689cm"/>
    </style:style>
    <style:style style:name="Table3.C" style:family="table-column">
      <style:table-column-properties style:column-width="12.62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25.744cm" fo:margin-left="-0.744cm" fo:margin-top="0cm" fo:margin-bottom="0cm" table:align="left" style:writing-mode="lr-tb"/>
    </style:style>
    <style:style style:name="Table4.A" style:family="table-column">
      <style:table-column-properties style:column-width="2.267cm"/>
    </style:style>
    <style:style style:name="Table4.B" style:family="table-column">
      <style:table-column-properties style:column-width="10.867cm"/>
    </style:style>
    <style:style style:name="Table4.C" style:family="table-column">
      <style:table-column-properties style:column-width="12.6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25.181cm" fo:margin-left="-0.554cm" fo:margin-top="0cm" fo:margin-bottom="0cm" table:align="left" style:writing-mode="lr-tb"/>
    </style:style>
    <style:style style:name="Table6.A" style:family="table-column">
      <style:table-column-properties style:column-width="2.639cm"/>
    </style:style>
    <style:style style:name="Table6.B" style:family="table-column">
      <style:table-column-properties style:column-width="10.742cm"/>
    </style:style>
    <style:style style:name="Table6.C" style:family="table-column">
      <style:table-column-properties style:column-width="11.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999999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padding="0cm" fo:border="none"/>
    </style:style>
    <style:style style:name="P3" style:family="paragraph" style:parent-style-name="Header">
      <style:paragraph-properties fo:margin-left="0cm" fo:margin-right="0.635cm" fo:text-indent="0cm" style:auto-text-indent="false"/>
    </style:style>
    <style:style style:name="P4" style:family="paragraph" style:parent-style-name="Header">
      <style:paragraph-properties fo:margin-left="-0.203cm" fo:margin-right="0cm" fo:text-indent="0cm" style:auto-text-indent="false"/>
    </style:style>
    <style:style style:name="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Standard" style:list-style-name=""/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text-properties fo:font-size="11pt" fo:language="fi" fo:country="FI" style:font-size-asian="11pt" style:font-size-complex="11pt"/>
    </style:style>
    <style:style style:name="P9" style:family="paragraph" style:parent-style-name="Standard">
      <style:text-properties style:font-name="Calibri" fo:language="fi" fo:country="FI" style:font-name-asian="Calibri1" style:font-name-complex="Calibri1"/>
    </style:style>
    <style:style style:name="P10" style:family="paragraph" style:parent-style-name="Standard">
      <style:text-properties style:font-name="Calibri" style:font-name-asian="Calibri1" style:font-name-complex="Calibri1"/>
    </style:style>
    <style:style style:name="P11" style:family="paragraph" style:parent-style-name="Standard">
      <style:text-properties style:font-name="Calibri" fo:font-size="11pt" fo:language="fi" fo:country="FI" style:font-name-asian="Calibri1" style:font-size-asian="11pt" style:font-name-complex="Calibri1" style:font-size-complex="11pt"/>
    </style:style>
    <style:style style:name="P12" style:family="paragraph" style:parent-style-name="Standard">
      <style:text-properties style:font-name="Calibri" fo:font-size="11pt" fo:language="fi" fo:country="FI" style:font-size-asian="11pt" style:font-size-complex="11pt"/>
    </style:style>
    <style:style style:name="P13" style:family="paragraph" style:parent-style-name="Standard">
      <style:text-properties style:font-name="Calibri" fo:font-size="11pt" fo:language="fi" fo:country="FI" fo:font-weight="bold" style:font-size-asian="11pt" style:font-weight-asian="bold" style:font-size-complex="11pt"/>
    </style:style>
    <style:style style:name="P14" style:family="paragraph" style:parent-style-name="Standard">
      <style:text-properties style:font-name="Calibri" fo:font-size="11pt" style:font-size-asian="11pt" style:font-size-complex="11pt"/>
    </style:style>
    <style:style style:name="P15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16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17" style:family="paragraph" style:parent-style-name="Standard">
      <style:text-properties style:font-name="Calibri" fo:font-size="14pt" fo:language="fi" fo:country="FI" style:font-size-asian="14pt" style:font-size-complex="14pt"/>
    </style:style>
    <style:style style:name="P18" style:family="paragraph" style:parent-style-name="Standard" style:list-style-name="">
      <style:text-properties style:font-name="Calibri" fo:font-size="14pt" fo:language="fi" fo:country="FI" style:font-size-asian="14pt" style:font-size-complex="14pt"/>
    </style:style>
    <style:style style:name="P19" style:family="paragraph" style:parent-style-name="Standard" style:list-style-name="">
      <style:text-properties style:font-name="Calibri" fo:font-size="14pt" style:font-size-asian="14pt" style:font-size-complex="14pt"/>
    </style:style>
    <style:style style:name="P20" style:family="paragraph" style:parent-style-name="Standard">
      <style:paragraph-properties>
        <style:tab-stops>
          <style:tab-stop style:position="3.976cm"/>
        </style:tab-stops>
      </style:paragraph-properties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 style:list-style-name="" style:master-page-name="Standard">
      <style:paragraph-properties style:page-number="auto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language="fi" fo:country="FI" style:font-size-asian="14pt" style:font-size-complex="14pt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font-name="Calibri" fo:language="fi" fo:country="FI" style:font-name-asian="Calibri1" style:font-name-complex="Calibri1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11pt" fo:language="fi" fo:country="FI" style:font-size-asian="11pt" style:font-size-complex="11pt"/>
    </style:style>
    <style:style style:name="T8" style:family="text">
      <style:text-properties style:font-name="Calibri" fo:font-size="11pt" fo:language="fi" fo:country="FI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style:font-name-asian="Calibri1" style:font-size-asian="11pt" style:font-name-complex="Calibri1" style:font-size-complex="11pt"/>
    </style:style>
    <style:style style:name="T10" style:family="text">
      <style:text-properties fo:color="#262626" style:font-name="Calibri" fo:font-size="11pt" fo:language="fi" fo:country="FI" style:font-name-asian="Calibri1" style:font-size-asian="11pt" style:font-name-complex="Calibri1" style:font-size-complex="11pt"/>
    </style:style>
    <style:style style:name="T11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1">NRK / Kommentarer og dialoger</text:span></text:h>
      <text:p text:style-name="Standard"><text:span text:style-name="T1">Oversatt til kvensk av Kainun institutti - Kvensk institutt 01.02.2018 / Pirjo Paavalniemi</text:span><text:bookmark text:name="_GoBack"/></text:p>
      <text:p text:style-name="P7"/>
      <text:p text:style-name="P7"/>
      <text:p text:style-name="P7"/>
      <text:h text:style-name="P6" text:outline-level="1"><text:span text:style-name="T2">Dokumentar: Reidun Mellem, Tromsø </text:span></text:h>
      <text:h text:style-name="P6" text:outline-level="1"><text:span text:style-name="T2">Ei hiva tøtta – Hyvä tyttö</text:span></text:h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Tidskode</text:span></text:p>
          </table:table-cell>
          <table:table-cell table:style-name="Table1.A1" office:value-type="string">
            <text:p text:style-name="Standard"><text:span text:style-name="T4">NORSK</text:span></text:p>
          </table:table-cell>
          <table:table-cell table:style-name="Table1.A1" office:value-type="string">
            <text:p text:style-name="Standard"><text:span text:style-name="T4">KVENSK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0:12:20</text:span></text:p>
          </table:table-cell>
          <table:table-cell table:style-name="Table1.A1" office:value-type="string">
            <text:p text:style-name="Standard"><text:span text:style-name="T4">Alle kulturer trenger symboler. Spesielt de som er truet.</text:span></text:p>
          </table:table-cell>
          <table:table-cell table:style-name="Table1.A1" office:value-type="string">
            <text:p text:style-name="Standard"><text:span text:style-name="T5">Kaikki kulttuurit tarvithaan symbooliita, eriliikaisesti net mikkä oon uhatut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0:21:14</text:span></text:p>
          </table:table-cell>
          <table:table-cell table:style-name="Table1.A1" office:value-type="string">
            <text:p text:style-name="Standard"><text:span text:style-name="T4">Kvendrakten er blitt viktig. Som leder for Norske kveners forbund var forfatteren Reidun Mellem med på å skape den.</text:span></text:p>
            <text:p text:style-name="P10"/>
          </table:table-cell>
          <table:table-cell table:style-name="Table1.A1" office:value-type="string">
            <text:p text:style-name="Standard"><text:span text:style-name="T5">Kväänipuku oon tärkkee. Ko kirjailiija Reidun Mellem oli Ruijan Kveeniliiton johtaaja, oli hän myötä luomassa sen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0:35:08</text:span></text:p>
          </table:table-cell>
          <table:table-cell table:style-name="Table1.A1" office:value-type="string">
            <text:p text:style-name="Standard"><text:span text:style-name="T4">Skulle vært sånn inspeksjonsluke i skjegget.</text:span></text:p>
          </table:table-cell>
          <table:table-cell table:style-name="Table1.A1" office:value-type="string">
            <text:p text:style-name="Standard"><text:span text:style-name="T5">Olis pitäny olla semmoinen inspeksjuuniluukka parrassa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0:41:19</text:span></text:p>
          </table:table-cell>
          <table:table-cell table:style-name="Table1.A1" office:value-type="string">
            <text:p text:style-name="Standard"><text:span text:style-name="T4">Du må ikke slippe ned skjegget, for da forsvinner utsikten her...</text:span></text:p>
            <text:p text:style-name="P10"/>
          </table:table-cell>
          <table:table-cell table:style-name="Table1.A1" office:value-type="string">
            <text:p text:style-name="Standard"><text:span text:style-name="T5">Älä laske parttaa, ko silloin kattoo tästä näkymä…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0:48:00</text:span></text:p>
          </table:table-cell>
          <table:table-cell table:style-name="Table1.A1" office:value-type="string">
            <text:p text:style-name="Standard"><text:span text:style-name="T4">«En gang som barn hadde jeg en vakker drøm. </text:span></text:p>
            <text:p text:style-name="P10"/>
            <text:p text:style-name="Standard"><text:span text:style-name="T4">Gud sto på tunet en tidlig sommermorgen og skulle hente einkvann. Hente meg. </text:span></text:p>
            <text:p text:style-name="P10"/>
            <text:p text:style-name="Standard"><text:span text:style-name="T4">Og vi vedde over vollen i fuktig gras. Fulgte stien gjennom skogen, klatra lia opp mot fjellet. </text:span></text:p>
            <text:p text:style-name="P10"/>
            <text:p text:style-name="Standard"><text:span text:style-name="T4">Det var sol, det var blomster, det var fuglekvitter og viftende bjørkelauv i skogen der heime, og vi var på vei til himmelen.</text:span></text:p>
            <text:p text:style-name="P10"/>
            <text:p text:style-name="Standard"><text:span text:style-name="T4">Seinare har eg lært at veien til himmelen for så mange nettopp går gjennom barndommens skog.»</text:span></text:p>
          </table:table-cell>
          <table:table-cell table:style-name="Table1.A1" office:value-type="string">
            <text:p text:style-name="Standard"><text:span text:style-name="T5">”Kerran lapsena minule tuli kaunis uni. </text:span></text:p>
            <text:p text:style-name="P9"/>
            <text:p text:style-name="Standard"><text:span text:style-name="T5">Yhtenä varhaisenna aamuna seisoi Jumala siljola ja aikoi nouttaat jonku. Nouttaat minun. </text:span></text:p>
            <text:p text:style-name="P9"/>
            <text:p text:style-name="Standard"><text:span text:style-name="T5">Ja met kävelimmä kosteessa heinässä kentän yli, mettätietä pitkin, kiikuima rinnettä ylös kohti vaaraa. </text:span></text:p>
            <text:p text:style-name="P9"/>
            <text:p text:style-name="Standard"><text:span text:style-name="T5">Aurinko paistoi, oli kukkii, linnut virrelthiin ja lehet heiluthiin mettän koivuissa sielä kotona. Met olima tielä taivhaasseen. </text:span></text:p>
            <text:p text:style-name="P9"/>
            <text:p text:style-name="P9"/>
            <text:p text:style-name="Standard"><text:span text:style-name="T5">Hiljemin mie olen oppinu, ette tie taivhaasseen käypi monele justhiinsa lapsuuen mettän läpi”.</text:span></text:p>
            <text:p text:style-name="P9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4">00:01:38:19</text:span></text:p>
          </table:table-cell>
          <table:table-cell table:style-name="Table1.A1" office:value-type="string">
            <text:p text:style-name="Standard"><text:span text:style-name="T4">Min første bevisste opplæring i kvensk fikk jeg på fanget til faren min. </text:span></text:p>
            <text:p text:style-name="P10"/>
            <text:p text:style-name="Standard"><text:span text:style-name="T4">Jeg husker at jeg som to-treåring satt på fanget hans – jeg var veldig glad i å sitte på fang. </text:span></text:p>
            <text:p text:style-name="P10"/>
            <text:p text:style-name="Standard"><text:span text:style-name="T4">Da satt han og lærte meg navnene på fingrene på kvensk. I den tida sang de ennå kvenske salmer i forsamlingene.</text:span></text:p>
            <text:p text:style-name="P10"/>
            <text:p text:style-name="Standard"><text:span text:style-name="T4">Moren min hadde skjønt at jeg likte å synge, så hun lærte meg salmen «Armon lapset, kaikki täälä». </text:span></text:p>
            <text:p text:style-name="P10"/>
            <text:p text:style-name="Standard"><text:span text:style-name="T5">«Armon lapset, kaikki täälä, pankkaa pois jo murheenne. Ei oo syytä surhuun meilä, kallis oonpi onneme.»</text:span></text:p>
            <text:p text:style-name="P9"/>
          </table:table-cell>
          <table:table-cell table:style-name="Table1.A1" office:value-type="string">
            <text:p text:style-name="Standard"><text:span text:style-name="T5">Mie sain ensimäisen kerran kväänin oppitiiman, minkä mie muistan, minun faarin sylissä. </text:span></text:p>
            <text:p text:style-name="P9"/>
            <text:p text:style-name="Standard"><text:span text:style-name="T5">Mie muistan ette ko olin kahen tahi kolmen vuotinen, mie istuin hänen sylissä. Siitä mie tykkäsin kovasti. </text:span></text:p>
            <text:p text:style-name="P9"/>
            <text:p text:style-name="Standard"><text:span text:style-name="T5">Hän opetti mulle sormiin nimet. Silloin het vielä laulethiin kväänin virssii kokkouksissa. </text:span></text:p>
            <text:p text:style-name="P9"/>
            <text:p text:style-name="Standard"><text:span text:style-name="T5">Minun muori oli ymmärtänny, ette mie tykkäsin laulaat, ja hän opetti minule virren ”Armon lapset kaikki täälä.” </text:span></text:p>
            <text:p text:style-name="P9"/>
            <text:p text:style-name="Standard"><text:span text:style-name="T5">«Armon lapset, kaikki täälä, pankkaa pois jo murheenne. Ei oo syytä surhuun meilä, kallis oonpi onneme.»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2:51:23</text:span></text:p>
          </table:table-cell>
          <table:table-cell table:style-name="Table1.A1" office:value-type="string">
            <text:p text:style-name="Standard"><text:span text:style-name="T4">Man hadde tidligere ikke en felles kvendrakt. </text:span></text:p>
            <text:p text:style-name="P10"/>
            <text:p text:style-name="Standard"><text:span text:style-name="T4">Derfor skapte man en på bakgrunn av folkedrakter i Finland, svenske Tornedalen og Nord-Norge. Den ble lansert i 2001. </text:span></text:p>
          </table:table-cell>
          <table:table-cell table:style-name="Table1.A1" office:value-type="string">
            <text:p text:style-name="Standard"><text:span text:style-name="T5">Aijemin ei ollu yhtheistä kväänipukkuu. </text:span></text:p>
            <text:p text:style-name="P9"/>
            <text:p text:style-name="Standard"><text:span text:style-name="T5">Sen tähen luothiin puvun jossa näkkyy Suomen, Ruottin Tornionlakson ja Pohjais-Norjan pukutradisjuunit. </text:span><text:span text:style-name="T4">Sen lanseerathiin vuona 2001.</text:span></text:p>
            <text:p text:style-name="Standard"><text:span text:style-name="T4"><text:s/>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3:07:10</text:span></text:p>
          </table:table-cell>
          <table:table-cell table:style-name="Table1.A1" office:value-type="string">
            <text:p text:style-name="Standard"><text:span text:style-name="T4">Else Olsen er en av få som kan sy kvendrakten. </text:span></text:p>
            <text:p text:style-name="P10"/>
            <text:p text:style-name="P10"/>
            <text:p text:style-name="Standard"><text:span text:style-name="T4">Hun gir kunnskapene videre til kursdeltakere fra Finnmark. </text:span></text:p>
            <text:p text:style-name="P10"/>
          </table:table-cell>
          <table:table-cell table:style-name="Table1.A1" office:value-type="string">
            <text:p text:style-name="Standard"><text:span text:style-name="T5">Else Olsen oon yksi niistä harvoista kekkä saatethaan neuloot kväänipuvun. </text:span></text:p>
            <text:p text:style-name="P9"/>
            <text:p text:style-name="Standard"><text:span text:style-name="T5">Hän jakkaa tiettoo etheenkäsin kursilaisile Finmarkussa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3:18:20</text:span></text:p>
          </table:table-cell>
          <table:table-cell table:style-name="Table1.A1" office:value-type="string">
            <text:p text:style-name="Standard"><text:span text:style-name="T4">Sånn som her kan du klippe bare et hakk i sømmen...</text:span></text:p>
          </table:table-cell>
          <table:table-cell table:style-name="Table1.A1" office:value-type="string">
            <text:p text:style-name="Standard"><text:span text:style-name="T5">Niin ko tässä saatat klipata tyhä pykälän saumhaan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3:22:20</text:span></text:p>
          </table:table-cell>
          <table:table-cell table:style-name="Table1.A1" office:value-type="string">
            <text:p text:style-name="Standard"><text:span text:style-name="T4">Jeg tenker jeg klipper dem ut først og så setter de merkene...</text:span></text:p>
            <text:p text:style-name="P10"/>
          </table:table-cell>
          <table:table-cell table:style-name="Table1.A1" office:value-type="string">
            <text:p text:style-name="Standard"><text:span text:style-name="T5">Mie aijoin klipata nämät ensistä ja sitte panen net merkit tähän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3.27:00</text:span></text:p>
          </table:table-cell>
          <table:table-cell table:style-name="Table1.A1" office:value-type="string">
            <text:p text:style-name="Standard"><text:span text:style-name="T4">Det holder med hakk.</text:span></text:p>
          </table:table-cell>
          <table:table-cell table:style-name="Table1.A1" office:value-type="string">
            <text:p text:style-name="Standard"><text:span text:style-name="T4">Yksi pykälä oon nokko.</text:span></text:p>
            <text:p text:style-name="P10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4">00:03:29:00</text:span></text:p>
          </table:table-cell>
          <table:table-cell table:style-name="Table1.A1" office:value-type="string">
            <text:p text:style-name="Standard"><text:span text:style-name="T4">Reidun har skrevet mange bøker. </text:span></text:p>
            <text:p text:style-name="P10"/>
            <text:p text:style-name="Standard"><text:span text:style-name="T4">Den første handler om læstadianismen. </text:span></text:p>
            <text:p text:style-name="P10"/>
            <text:p text:style-name="Standard"><text:span text:style-name="T4">En annen har tittelen «Ei hiva tøtta.» </text:span></text:p>
            <text:p text:style-name="P10"/>
            <text:p text:style-name="Standard"><text:span text:style-name="T4">Den siste skildrer kvensk historie gjennom fem hundre år.</text:span></text:p>
            <text:p text:style-name="P10"/>
          </table:table-cell>
          <table:table-cell table:style-name="Table1.A1" office:value-type="string">
            <text:p text:style-name="Standard"><text:span text:style-name="T5">Reidun oon kirjoittannu monta kirjaa. </text:span></text:p>
            <text:p text:style-name="P9"/>
            <text:p text:style-name="Standard"><text:span text:style-name="T5">Ensimäinen kirja muistelee lestadionismin ympäri. </text:span></text:p>
            <text:p text:style-name="P9"/>
            <text:p text:style-name="Standard"><text:span text:style-name="T5">Toisen nimi oon «Ei hiva tøtta.»</text:span></text:p>
            <text:p text:style-name="P9"/>
            <text:p text:style-name="Standard"><text:span text:style-name="T5">Viimi kirja muistelee kväänihistoorian ympäri läpitte 500 vuoen aijan. 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3:45:04</text:span></text:p>
          </table:table-cell>
          <table:table-cell table:style-name="Table1.A1" office:value-type="string">
            <text:p text:style-name="Standard"><text:span text:style-name="T4">Og så forteller jeg i ti kapitler om hvordan det var når de kom, </text:span></text:p>
            <text:p text:style-name="Standard"><text:span text:style-name="T4">hva de begynte med, hvordan de ble mottatt, </text:span></text:p>
            <text:p text:style-name="P10"/>
            <text:p text:style-name="Standard"><text:span text:style-name="T4">og hvordan det endret seg da de ikke lenger var så ønsket her, </text:span></text:p>
            <text:p text:style-name="Standard"><text:span text:style-name="T4">da kvenene begynte å bli en sikkerhetsrisiko for staten.</text:span></text:p>
          </table:table-cell>
          <table:table-cell table:style-name="Table1.A1" office:value-type="string">
            <text:p text:style-name="Standard"><text:span text:style-name="T5">Siinä mie muistelen kymmenessä kapittelissa kuinka se oli silloin ko net tulthiin, </text:span></text:p>
            <text:p text:style-name="Standard"><text:span text:style-name="T5">mitä net alethiin tekemhään, kuinka heän otethiin vasthaan, </text:span></text:p>
            <text:p text:style-name="P9"/>
            <text:p text:style-name="Standard"><text:span text:style-name="T5">ja kuinka kaikki muuttui ko net ei olheet ennää niin toivotut täälä, </text:span></text:p>
            <text:p text:style-name="P9"/>
            <text:p text:style-name="Standard"><text:span text:style-name="T5">ko kväänit alethiin olla vaara staatile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4:03:10</text:span></text:p>
          </table:table-cell>
          <table:table-cell table:style-name="Table1.A1" office:value-type="string">
            <text:p text:style-name="Standard"><text:span text:style-name="T4">Skibotn var utgangspunktet for Arthur Ratkes artikler i Morgenbladet i 1935, og boka «Finsk fare for Finnmark».</text:span></text:p>
            <text:p text:style-name="P10"/>
            <text:p text:style-name="P10"/>
            <text:p text:style-name="Standard"><text:span text:style-name="T4">Folk som tilhørte Lappobevegelsen i Finland, mente at alle områder der finsk språk ble brukt, skulle innlemmes i et Stor-Finland.</text:span></text:p>
          </table:table-cell>
          <table:table-cell table:style-name="Table1.A1" office:value-type="string">
            <text:p text:style-name="Standard"><text:span text:style-name="T5">Yykeänperä oli lähtökohta Arthur Ratkesin artikkeliissa Morgenbladet-aviisissa vuona 1935, ja kans kirjassa "Finsk fare for Finnmark".</text:span></text:p>
            <text:p text:style-name="P9"/>
            <text:p text:style-name="Standard"><text:span text:style-name="T5">Ihmiset kekkä olthiin myötä Lappo-liikkheessä Suomessa, meinathiin ette kaikki alat missä puhuthiin suomee, hääythään tulla osaksi Suur-Suomee. 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4:28:00</text:span></text:p>
          </table:table-cell>
          <table:table-cell table:style-name="Table1.A1" office:value-type="string">
            <text:p text:style-name="Standard"><text:span text:style-name="T4">Det bor folk med finske aner også helt sør i vårt land.</text:span></text:p>
            <text:p text:style-name="P10"/>
            <text:p text:style-name="Standard"><text:span text:style-name="T4">Finnskogene strekker seg fra grensa til Sverige og vestover.</text:span></text:p>
            <text:p text:style-name="P10"/>
            <text:p text:style-name="Standard"><text:span text:style-name="T4">Reiduns mann, Åge, har røtter der. </text:span></text:p>
          </table:table-cell>
          <table:table-cell table:style-name="Table1.A1" office:value-type="string">
            <text:p text:style-name="Standard"><text:span text:style-name="T5">Kans Etelä-Norjassa asuthaan ihmissii keilä oon suomalaiset juuret. </text:span></text:p>
            <text:p text:style-name="P9"/>
            <text:p text:style-name="Standard"><text:span text:style-name="T5">Suomalaismettät ulotuthaan Ruottin rajalta läntheen käsin. </text:span></text:p>
            <text:p text:style-name="P9"/>
            <text:p text:style-name="P9"/>
            <text:p text:style-name="Standard"><text:span text:style-name="T5">Reidunin äijälä, Ågela, oon juuret sielä.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4:43:02</text:span></text:p>
          </table:table-cell>
          <table:table-cell table:style-name="Table1.A1" office:value-type="string">
            <text:p text:style-name="Standard"><text:span text:style-name="T4">Oldefar Anton fortalte en gang da jeg var liten like etter krigen, at noen av vårt folk kommer fra Finland. </text:span></text:p>
            <text:p text:style-name="P10"/>
            <text:p text:style-name="Standard"><text:span text:style-name="T4">De jobber med jern, men de var ikke smeder. De kom fra et sted som het Lautarampi, kunne han fortelle. </text:span></text:p>
            <text:p text:style-name="Standard"><text:span text:style-name="T4">Og det fant de aldri på kartet. </text:span></text:p>
            <text:p text:style-name="P10"/>
            <text:p text:style-name="Standard"><text:span text:style-name="T4">En fra Finland jeg ble kjent med, fortalte at her er det to konsonanter som har blitt bytta om. </text:span></text:p>
            <text:p text:style-name="P10"/>
            <text:p text:style-name="Standard"><text:span text:style-name="T4">Så Lautarampi har nok vært Rautalampi, Jernsjøen.</text:span></text:p>
            <text:p text:style-name="P10"/>
          </table:table-cell>
          <table:table-cell table:style-name="Table1.A1" office:value-type="string">
            <text:p text:style-name="Standard"><text:span text:style-name="T5">Anton-äijinäiji muisteli kerran, ko mie olin lapsi varsin soan jälkhiin, ette jokku meän ihmisistä oon Suomesta pois. </text:span></text:p>
            <text:p text:style-name="P9"/>
            <text:p text:style-name="Standard"><text:span text:style-name="T5">Het työtelhään rauan kans, mutta het ei ole rauttiit. Het tulhaan paikasta, minkä nimi oon Lautarampi, muisteli hän. </text:span></text:p>
            <text:p text:style-name="Standard"><text:span text:style-name="T5">Sitä ei löytyny kartasta. </text:span></text:p>
            <text:p text:style-name="P9"/>
            <text:p text:style-name="Standard"><text:span text:style-name="T5">Mie opastuin yhtheen suomalaisheen, ja hän sanoi ette tässä nimessä oon kaksi konsonanttii vaihettannu paikan. </text:span></text:p>
            <text:p text:style-name="P9"/>
            <text:p text:style-name="Standard"><text:span text:style-name="T5">Niin ette Lautarampi oonki ollu Rautalampi. 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5:34:00</text:span></text:p>
          </table:table-cell>
          <table:table-cell table:style-name="Table1.A1" office:value-type="string">
            <text:p text:style-name="Standard"><text:span text:style-name="T4">Skal jeg hjelpe deg med knappene, eller?</text:span></text:p>
          </table:table-cell>
          <table:table-cell table:style-name="Table1.A1" office:value-type="string">
            <text:p text:style-name="Standard"><text:span text:style-name="T5">Autanko sinnuu knappiin kans, vai?</text:span></text:p>
            <text:p text:style-name="P9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4">00:05:35:00</text:span></text:p>
            <text:p text:style-name="P10"/>
          </table:table-cell>
          <table:table-cell table:style-name="Table1.A1" office:value-type="string">
            <text:p text:style-name="Standard"><text:span text:style-name="T4">Ja, du må hjelpe meg.</text:span></text:p>
          </table:table-cell>
          <table:table-cell table:style-name="Table1.A1" office:value-type="string">
            <text:p text:style-name="Standard"><text:span text:style-name="T4">Joo, sie hääyt auttaat.</text:span>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5:37:02</text:span></text:p>
          </table:table-cell>
          <table:table-cell table:style-name="Table1.A1" office:value-type="string">
            <text:p text:style-name="Standard"><text:span text:style-name="T4">Reidun ble leder for Norske kveners forbund i 1997. Forståelsen for det norske minoritetsfolket var ikke alltid like god. </text:span></text:p>
          </table:table-cell>
          <table:table-cell table:style-name="Table1.A1" office:value-type="string">
            <text:p text:style-name="Standard"><text:span text:style-name="T5">Reidunista tuli Ruijan Kveeniliiton johtaaja vuona 1997. </text:span></text:p>
            <text:p text:style-name="Standard"><text:span text:style-name="T5">Ymmärys norjalaisesta minoriteettikansasta ei aina ole ollu yhtä hyvä. 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5:48:00</text:span></text:p>
          </table:table-cell>
          <table:table-cell table:style-name="Table1.A1" office:value-type="string">
            <text:p text:style-name="Standard"><text:span text:style-name="T4">Så vi skulle ikke tro at vi fikk svar bestandig, men det kunne nå komme av og til i alle fall. </text:span></text:p>
            <text:p text:style-name="P10"/>
            <text:p text:style-name="Standard"><text:span text:style-name="T4">Men jeg husker jo en gang vi hadde skrevet til en eller annen organisasjon i Oslo og søkte om penger, for vi måtte jo søke siden vi ikke fikk fra staten. </text:span></text:p>
            <text:p text:style-name="P10"/>
            <text:p text:style-name="Standard"><text:span text:style-name="T4">Så fikk jeg svar derfra, og der sto det «Til norske kverners forbund». </text:span></text:p>
            <text:p text:style-name="Standard"><text:span text:style-name="T4">Så mye visste de om kvenene!</text:span></text:p>
          </table:table-cell>
          <table:table-cell table:style-name="Table1.A1" office:value-type="string">
            <text:p text:style-name="Standard"><text:span text:style-name="T5">Emmä met pitänheet uskoot ette saisima jammisti vastauksii, mutta niitä saattoi tulla kuitenki muutamisti. </text:span></text:p>
            <text:p text:style-name="P9"/>
            <text:p text:style-name="Standard"><text:span text:style-name="T5">Mie muistan kerran ko olima lähättänheet rahasööknaadin johonki organsasjuunhiin Oslossa, ko piti söökätä ko emmä saanheet mithään staatilta. </text:span></text:p>
            <text:p text:style-name="P9"/>
            <text:p text:style-name="Standard"><text:span text:style-name="T5">Mie sain vastauksen, ja siinä seisoi ette ”Til norske kverners forbund”, eli kvääniksi Myllyitten liitole. </text:span></text:p>
            <text:p text:style-name="Standard"><text:span text:style-name="T5">Niin paljon het tiethiin kvääniistä!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6:26:22</text:span></text:p>
          </table:table-cell>
          <table:table-cell table:style-name="Table1.A1" office:value-type="string">
            <text:p text:style-name="Standard"><text:span text:style-name="T4">Både Reidun og Åge har i voksen alder tatt kurs i finsk språk i Finland. </text:span></text:p>
          </table:table-cell>
          <table:table-cell table:style-name="Table1.A1" office:value-type="string">
            <text:p text:style-name="Standard"><text:span text:style-name="T5">Sekä Reidun ja Åge oon raavhaassa ijässä studeeranheet suomen kieltä Suomessa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6:35:00</text:span></text:p>
          </table:table-cell>
          <table:table-cell table:style-name="Table1.A1" office:value-type="string">
            <text:p text:style-name="Standard"><text:span text:style-name="T4">Jeg fikk beskjed om at jeg aldri kom til å lære ordentlig finsk, for du begynte altfor sent.</text:span></text:p>
            <text:p text:style-name="Standard"><text:span text:style-name="T4"><text:s/></text:span></text:p>
            <text:p text:style-name="Standard"><text:span text:style-name="T4">Du må begynne før du er fire år. </text:span></text:p>
            <text:p text:style-name="P10"/>
            <text:p text:style-name="Standard"><text:span text:style-name="T4">Og jeg har oppdaget at jeg kan drømme at jeg er i Finland, og ser for meg ansiktene og hvem jeg snakker med. </text:span></text:p>
            <text:p text:style-name="P10"/>
            <text:p text:style-name="Standard"><text:span text:style-name="T4">Det er folk som jeg har kjent. </text:span></text:p>
            <text:p text:style-name="P10"/>
            <text:p text:style-name="Standard"><text:span text:style-name="T4">Men det er aldri finsk tekst på de drømmene mine.</text:span></text:p>
          </table:table-cell>
          <table:table-cell table:style-name="Table1.A1" office:value-type="string">
            <text:p text:style-name="Standard"><text:span text:style-name="T5">Mie sain kuula, ette mie en koskhaan tulis oppimhaan kunnon suomee, ko aloin liian hiljain. </text:span></text:p>
            <text:p text:style-name="P9"/>
            <text:p text:style-name="Standard"><text:span text:style-name="T5">Sie hääyt alkkaat ennen ko olet neljevuotinen. </text:span></text:p>
            <text:p text:style-name="P9"/>
            <text:p text:style-name="Standard"><text:span text:style-name="T5">Mie saatan unistella, ette olen Suomessa, mie näjen kasvoita ja heän, kenen kans mie puhun. </text:span></text:p>
            <text:p text:style-name="P9"/>
            <text:p text:style-name="Standard"><text:span text:style-name="T5">Net oon ihmiset kekkä olen tuntenu. </text:span></text:p>
            <text:p text:style-name="P9"/>
            <text:p text:style-name="Standard"><text:span text:style-name="T5">Mutta nämät minun unet ei ole koskhaan tekstattu suomeksi.</text:span></text:p>
            <text:p text:style-name="P9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7:08:00</text:span></text:p>
          </table:table-cell>
          <table:table-cell table:style-name="Table1.A1" office:value-type="string">
            <text:p text:style-name="Standard"><text:span text:style-name="T4">Ideen om en egen kvendrakt ble lansert av kunstneren Jens Stärk i 1995. </text:span></text:p>
            <text:p text:style-name="P10"/>
            <text:p text:style-name="Standard"><text:span text:style-name="T4">Et nytt symbol for en gammel kultur som er dypt festet i Reiduns og mange andres menneskers sjel.</text:span></text:p>
          </table:table-cell>
          <table:table-cell table:style-name="Table1.A1" office:value-type="string">
            <text:p text:style-name="Standard"><text:span text:style-name="T5">Kväänipuvun ideen lanseeras kynstintekkiijä Jens Stark vuona 1995.</text:span></text:p>
            <text:p text:style-name="P9"/>
            <text:p text:style-name="Standard"><text:span text:style-name="T5">Uusi symbooli vanhaata kulttuurii varten, mikä oon syvästi tarttunu Reidunin ja monen muunki sielhuun. </text:span></text:p>
            <text:p text:style-name="P9"/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4">00:07:44:00</text:span></text:p>
          </table:table-cell>
          <table:table-cell table:style-name="Table1.A1" office:value-type="string">
            <text:p text:style-name="Standard"><text:span text:style-name="T4">Vi er veldig fornøyd med den og får så god tilbakemelding fra folk som ikke har kjennskap til denne drakten fra før. </text:span></text:p>
            <text:p text:style-name="P10"/>
            <text:p text:style-name="P10"/>
            <text:p text:style-name="Standard"><text:span text:style-name="T4">De ser med en gang at den er litt spesiell og at det er noe ekstra ved den. Det syns vi er godt å høre, for det stemmer jo.</text:span></text:p>
          </table:table-cell>
          <table:table-cell table:style-name="Table1.A1" office:value-type="string">
            <text:p text:style-name="Standard"><text:span text:style-name="T5">Met olema hirmu tytyväiset sen kans, ja saama niin hyvvää takaisinmellinkkiitä ihmisiltä, kekkä ei ole nähnheet tätä pukkuu aijemin. </text:span></text:p>
            <text:p text:style-name="P9"/>
            <text:p text:style-name="Standard"><text:span text:style-name="T5">Het nähhään varsin ette se oon vähäisen erikoinen ja ette siinä oon jotaki ekstraa. </text:span><text:span text:style-name="T4">Se oon hyvä kuula, ko sehän stemmaaki.</text:span>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Standard"><text:span text:style-name="T4">00:08:02:24</text:span></text:p>
          </table:table-cell>
          <table:table-cell table:style-name="Table1.A1" office:value-type="string">
            <text:p text:style-name="Standard"><text:span text:style-name="T4">«Dyre er dagene her. </text:span></text:p>
            <text:p text:style-name="P10"/>
            <text:p text:style-name="Standard"><text:span text:style-name="T4">Morraskaffekoppen på voksduken, </text:span></text:p>
            <text:p text:style-name="Standard"><text:span text:style-name="T4">utenfor vinduet – dalen, fjellene, fjorden, som ei glede framfor ansiktet. </text:span></text:p>
            <text:p text:style-name="P10"/>
            <text:p text:style-name="Standard"><text:span text:style-name="T4">Øynene mine trenger disse bakkene. </text:span></text:p>
            <text:p text:style-name="Standard"><text:span text:style-name="T4">Føttene mine trenger disse stiene, nær huset jeg bygde med egne hender. </text:span></text:p>
            <text:p text:style-name="P10"/>
            <text:p text:style-name="Standard"><text:span text:style-name="T4">Barn trippa over golvene her, lekte og lo, </text:span></text:p>
            <text:p text:style-name="Standard"><text:span text:style-name="T4">de, som nå henter meg til byen, </text:span></text:p>
            <text:p text:style-name="Standard"><text:span text:style-name="T4">nå, jeg er gammel og alene. </text:span></text:p>
          </table:table-cell>
          <table:table-cell table:style-name="Table1.A1" office:value-type="string">
            <text:p text:style-name="Standard"><text:span text:style-name="T4"><text:s/></text:span><text:span text:style-name="T5">Tyyrhiit oon päivät täälä. </text:span></text:p>
            <text:p text:style-name="P9"/>
            <text:p text:style-name="Standard"><text:span text:style-name="T5">Aamukaffikuppi voksituukin päälä, </text:span></text:p>
            <text:p text:style-name="Standard"><text:span text:style-name="T5">klasin ulkopuolela – lakso, vaarat, vuono, niin ko ilo kasvoitten eessä.</text:span></text:p>
            <text:p text:style-name="P9"/>
            <text:p text:style-name="Standard"><text:span text:style-name="T5">Minun silmät tarvithaan nämät luokat. </text:span></text:p>
            <text:p text:style-name="Standard"><text:span text:style-name="T5">Jalat tarvithaan nämät käimätiet, likelä huonetta minkä rakensin omin käsin. </text:span></text:p>
            <text:p text:style-name="P9"/>
            <text:p text:style-name="Standard"><text:span text:style-name="T5">Lapset juoksenelthiin yli laattiitten täälä, het tierathiin ja naurethiin, het, kekkä nyt nouethaan minun kaupunkhiin, </text:span></text:p>
            <text:p text:style-name="Standard"><text:span text:style-name="T5">nyt, mie olen vanhaa ja yksin.</text:span></text:p>
            <text:p text:style-name="P9"/>
          </table:table-cell>
        </table:table-row>
      </table:table>
      <text:p text:style-name="P8"/>
      <text:p text:style-name="P12"/>
      <text:p text:style-name="P12"/>
      <text:p text:style-name="P12"/>
      <text:p text:style-name="P17"/>
      <text:p text:style-name="Standard"><text:span text:style-name="T3">Dokumentar: Bente Imerslund </text:span></text:p>
      <text:h text:style-name="P6" text:outline-level="1"><text:span text:style-name="T3">Fra Hedmark til Karelen – Hedmarkista Karjalhaan</text:span></text:h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6">tidskode</text:span></text:p>
          </table:table-cell>
          <table:table-cell table:style-name="Table2.A1" office:value-type="string">
            <text:p text:style-name="Standard"><text:span text:style-name="T6">NORSK</text:span></text:p>
          </table:table-cell>
          <table:table-cell table:style-name="Table2.A1" office:value-type="string">
            <text:p text:style-name="Standard"><text:span text:style-name="T7">KVENSK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6">00:00:03:20</text:span></text:p>
          </table:table-cell>
          <table:table-cell table:style-name="Table2.A1" office:value-type="string">
            <text:p text:style-name="Standard"><text:span text:style-name="T6">Vi er i Nordreisa i Troms. </text:span></text:p>
            <text:p text:style-name="Standard"><text:span text:style-name="T6">Det er slutten av mars måned.</text:span></text:p>
          </table:table-cell>
          <table:table-cell table:style-name="Table2.A1" office:value-type="string">
            <text:p text:style-name="Standard"><text:span text:style-name="T7">Met olema Raisissa, Tromssassa. </text:span></text:p>
            <text:p text:style-name="Standard"><text:span text:style-name="T7">Se oon marsikuun loppupuoli.</text:span></text:p>
            <text:p text:style-name="P12"/>
          </table:table-cell>
        </table:table-row>
        <table:table-row table:style-name="Table2.3">
          <table:table-cell table:style-name="Table2.A1" office:value-type="string">
            <text:p text:style-name="Standard"><text:span text:style-name="T7">00:02:13:00</text:span></text:p>
          </table:table-cell>
          <table:table-cell table:style-name="Table2.A1" office:value-type="string">
            <text:p text:style-name="Standard"><text:span text:style-name="T6">Bente vokste opp som bondejente fra Løten i Hedemark. </text:span></text:p>
            <text:p text:style-name="P14"/>
            <text:p text:style-name="Standard"><text:span text:style-name="T6">Hun var sterkt språkinteressert, og etter at hun hadde tatt mellomfag både i norsk, tysk og finsk i Oslo, tok hun hovedfag i finsk i Tromsø. </text:span></text:p>
            <text:p text:style-name="P14"/>
            <text:p text:style-name="Standard"><text:span text:style-name="T6">Hun endte opp som lærer i Nordreisa.</text:span></text:p>
            <text:p text:style-name="P14"/>
          </table:table-cell>
          <table:table-cell table:style-name="Table2.A1" office:value-type="string">
            <text:p text:style-name="Standard"><text:span text:style-name="T7">Bente kasus ylös puunatyttärennä Løtenissä, Hedmarkissa. </text:span></text:p>
            <text:p text:style-name="P12"/>
            <text:p text:style-name="Standard"><text:span text:style-name="T7">Hänelä oli kova halu oppiit kielii, ja jälkhiin ko hän oli ottanu keskifaakin norjan-, tyskän- ja suomen kielissä Oslossa, otti hän pääfaakin suomen kielessä Tromssassa. </text:span></text:p>
            <text:p text:style-name="P12"/>
            <text:p text:style-name="Standard"><text:span text:style-name="T7">Hän alkoi työtelä opettaajana Raisissa.</text:span></text:p>
          </table:table-cell>
        </table:table-row>
        <table:table-row table:style-name="Table2.3">
          <table:table-cell table:style-name="Table2.A1" office:value-type="string">
            <text:p text:style-name="Standard"><text:span text:style-name="T10">00:02:54:10 </text:span></text:p>
            <text:p text:style-name="P12"/>
          </table:table-cell>
          <table:table-cell table:style-name="Table2.A1" office:value-type="string">
            <text:p text:style-name="Standard"><text:span text:style-name="T6">Også alle disse gluggene i veggen. Der er en glugg i veggen, ta den opp.</text:span></text:p>
            <text:p text:style-name="P14"/>
            <text:p text:style-name="Standard"><text:span text:style-name="T6">Fordelen med å fyre opp røykbadstu, er at du kan ta deg en røyk, det er ingen...</text:span></text:p>
            <text:p text:style-name="P14"/>
            <text:p text:style-name="P14"/>
          </table:table-cell>
          <table:table-cell table:style-name="Table2.A1" office:value-type="string">
            <text:p text:style-name="Standard"><text:span text:style-name="T7">Seinässä oon ikkuna, aukaise sen.</text:span></text:p>
            <text:p text:style-name="P12"/>
            <text:p text:style-name="P12"/>
            <text:p text:style-name="Standard"><text:span text:style-name="T7">Se mikä oon hyvä ko lämmittää savvusaunaa, oon se ette saatat polttaat tupakkaa, eikä kukhaan…</text:span></text:p>
          </table:table-cell>
        </table:table-row>
        <table:table-row table:style-name="Table2.3">
          <table:table-cell table:style-name="Table2.A1" office:value-type="string">
            <text:p text:style-name="Standard"><text:span text:style-name="T4">00:03:28:00</text:span></text:p>
            <text:p text:style-name="P12"/>
          </table:table-cell>
          <table:table-cell table:style-name="Table2.A1" office:value-type="string">
            <text:p text:style-name="Standard"><text:span text:style-name="T9">Fint, Gunhild! </text:span></text:p>
            <text:p text:style-name="Standard"><text:span text:style-name="T9">Og så må du hive på hjertet der, badstuas hjerte, den litt store stenen med rundt hull. </text:span></text:p>
            <text:p text:style-name="P14"/>
          </table:table-cell>
          <table:table-cell table:style-name="Table2.A1" office:value-type="string">
            <text:p text:style-name="Standard"><text:span text:style-name="T8">Hyvä, Gunhild! </text:span></text:p>
            <text:p text:style-name="Standard"><text:span text:style-name="T8">Ja sitte hääyt viskata tuohon syämen pääle, se vähän iso kivi jossa oon ymmyräinen reikä.</text:span></text:p>
            <text:p text:style-name="P12"/>
          </table:table-cell>
        </table:table-row>
        <table:table-row table:style-name="Table2.6">
          <table:table-cell table:style-name="Table2.A1" office:value-type="string">
            <text:p text:style-name="Standard"><text:span text:style-name="T7">00:03:39:00</text:span></text:p>
          </table:table-cell>
          <table:table-cell table:style-name="Table2.A1" office:value-type="string">
            <text:p text:style-name="Standard"><text:span text:style-name="T6">Bente har skrevet lærebøker i finsk språk og en bok om gamle stedsnavn i Nordreisa.</text:span></text:p>
            <text:p text:style-name="P14"/>
            <text:p text:style-name="Standard"><text:span text:style-name="T6">Etter utallige intervju utformet hun også en bok om tradisjonen med kvenske personnavn.</text:span></text:p>
            <text:p text:style-name="P14"/>
          </table:table-cell>
          <table:table-cell table:style-name="Table2.A1" office:value-type="string">
            <text:p text:style-name="Standard"><text:span text:style-name="T7">Bente oon kirjoitannu suomen kielen oppikirjoi ja yhen kirjan vanhoin paikannimmiin ympäri Raisissa.</text:span></text:p>
            <text:p text:style-name="P12"/>
            <text:p text:style-name="Standard"><text:span text:style-name="T7">Ko hän oli puhuttannu rohki monnii ihmissii, teki hän kans kirjan kvääniin persoonannimmiin tradisjuunin ympäri.</text:span></text:p>
          </table:table-cell>
        </table:table-row>
        <table:table-row table:style-name="Table2.7">
          <table:table-cell table:style-name="Table2.A1" office:value-type="string">
            <text:p text:style-name="Standard"><text:span text:style-name="T7">00:08:00:00</text:span></text:p>
          </table:table-cell>
          <table:table-cell table:style-name="Table2.A1" office:value-type="string">
            <text:p text:style-name="Standard"><text:span text:style-name="T6">Bente er pensjonist, men fortsatt like opptatt av den rike og viktige finske og kvenske kulturarven i Norge.</text:span></text:p>
            <text:p text:style-name="P14"/>
          </table:table-cell>
          <table:table-cell table:style-name="Table2.A1" office:value-type="string">
            <text:p text:style-name="Standard"><text:span text:style-name="T7">Bente oon pensionisti, mutta hän työtelee vieläki rikkhaan ja tärkkeen suomen ja kväänin kulttuuriarvan etheen Norjassa.</text:span></text:p>
          </table:table-cell>
        </table:table-row>
        <table:table-row table:style-name="Table2.7">
          <table:table-cell table:style-name="Table2.A1" office:value-type="string">
            <text:p text:style-name="Standard"><text:span text:style-name="T4">00:08:11:14</text:span></text:p>
          </table:table-cell>
          <table:table-cell table:style-name="Table2.A1" office:value-type="string">
            <text:p text:style-name="Standard"><text:span text:style-name="T9">Ooi, opp i snøen! </text:span></text:p>
            <text:p text:style-name="P14"/>
          </table:table-cell>
          <table:table-cell table:style-name="Table2.A1" office:value-type="string">
            <text:p text:style-name="Standard"><text:span text:style-name="T9">Ja nyt sitte lumheen!</text:span></text:p>
            <text:p text:style-name="P12"/>
          </table:table-cell>
        </table:table-row>
        <table:table-row table:style-name="Table2.9">
          <table:table-cell table:style-name="Table2.A1" office:value-type="string">
            <text:p text:style-name="Standard"><text:span text:style-name="T7">00:08:14:00</text:span></text:p>
          </table:table-cell>
          <table:table-cell table:style-name="Table2.A1" office:value-type="string">
            <text:p text:style-name="Standard"><text:span text:style-name="T6">Hennes livslange reise, fra Hedmarken til Karelen, har ført henne inn i er verden hun aldri hadde hørt om som barn.</text:span></text:p>
            <text:p text:style-name="Standard"/>
          </table:table-cell>
          <table:table-cell table:style-name="Table2.A1" office:value-type="string">
            <text:p text:style-name="Standard"><text:span text:style-name="T7">Hänen elämänpitukainen matka Hedmarkista Karjalhaan oon vieny hänen mailmhaan josta hän ei koskhaan ollu kuulu lapsena. </text:span></text:p>
            <text:p text:style-name="P12"/>
          </table:table-cell>
        </table:table-row>
        <table:table-row table:style-name="Table2.9">
          <table:table-cell table:style-name="Table2.A1" office:value-type="string">
            <text:p text:style-name="Standard"><text:span text:style-name="T4">00:08:33:21</text:span></text:p>
            <text:p text:style-name="P12"/>
          </table:table-cell>
          <table:table-cell table:style-name="Table2.A1" office:value-type="string">
            <text:p text:style-name="Standard"><text:span text:style-name="T9">Skal vi rulle litt?</text:span></text:p>
            <text:p text:style-name="Standard"><text:span text:style-name="T9">Ja!</text:span></text:p>
            <text:p text:style-name="P14"/>
          </table:table-cell>
          <table:table-cell table:style-name="Table2.A1" office:value-type="string">
            <text:p text:style-name="Standard"><text:span text:style-name="T9">Pyöriskelemäkö pikkusen?</text:span></text:p>
            <text:p text:style-name="Standard"><text:span text:style-name="T9">Joo vain!</text:span></text:p>
            <text:p text:style-name="P12"/>
          </table:table-cell>
        </table:table-row>
        <table:table-row table:style-name="Table2.9">
          <table:table-cell table:style-name="Table2.A1" office:value-type="string">
            <text:p text:style-name="Standard"><text:span text:style-name="T4">00:08:42:00</text:span></text:p>
            <text:p text:style-name="P12"/>
          </table:table-cell>
          <table:table-cell table:style-name="Table2.A1" office:value-type="string">
            <text:p text:style-name="Standard"><text:span text:style-name="T4">Snødde det på deg på nytt?</text:span></text:p>
            <text:p text:style-name="Standard"><text:span text:style-name="T4">Ja.</text:span></text:p>
            <text:p text:style-name="Standard"><text:span text:style-name="T4">Men jeg trengte det litt, for håret sin del.</text:span></text:p>
            <text:p text:style-name="P14"/>
          </table:table-cell>
          <table:table-cell table:style-name="Table2.A1" office:value-type="string">
            <text:p text:style-name="Standard"><text:span text:style-name="T5">Tuliko taas lunta sinun pääle?</text:span></text:p>
            <text:p text:style-name="Standard"><text:span text:style-name="T5">Joo.</text:span></text:p>
            <text:p text:style-name="Standard"><text:span text:style-name="T5">Mutta mie tarvittin sen, hyksiin tähen.</text:span></text:p>
            <text:p text:style-name="P12"/>
          </table:table-cell>
        </table:table-row>
      </table:table>
      <text:p text:style-name="P12"/>
      <text:p text:style-name="P9"><text:soft-page-break/></text:p>
      <text:p text:style-name="P13"/>
      <text:p text:style-name="P13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6" text:outline-level="1"><text:span text:style-name="T3">Dokumentar: Kjell Johansen </text:span></text:h>
      <text:h text:style-name="P6" text:outline-level="1"><text:span text:style-name="T3">Vinger og røtter – Siivet ja juuret</text:span></text:h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Standard"><text:span text:style-name="T6">tidskode</text:span></text:p>
          </table:table-cell>
          <table:table-cell table:style-name="Table3.A1" office:value-type="string">
            <text:p text:style-name="Standard"><text:span text:style-name="T6">NORSK</text:span></text:p>
          </table:table-cell>
          <table:table-cell table:style-name="Table3.A1" office:value-type="string">
            <text:p text:style-name="Standard"><text:span text:style-name="T6">KVENSK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6">00:00:46:00</text:span></text:p>
          </table:table-cell>
          <table:table-cell table:style-name="Table3.A1" office:value-type="string">
            <text:p text:style-name="Standard"><text:span text:style-name="T6">Etter et liv ute i verden synes Kjell Johansen det er godt å være pensjonist i Lakselvdalen.</text:span></text:p>
          </table:table-cell>
          <table:table-cell table:style-name="Table3.A1" office:value-type="string">
            <text:p text:style-name="Standard"><text:span text:style-name="T7">Jälkhiin pitkän elämän mailmalla, pittää Kjell Johansen ette se oon hyvä olla pensionistina Lemmijovenlaksossa.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Standard"><text:span text:style-name="T7">00:01:17:00</text:span></text:p>
          </table:table-cell>
          <table:table-cell table:style-name="Table3.A1" office:value-type="string">
            <text:p text:style-name="Standard"><text:span text:style-name="T6">Som flyger har han hatt mange oppdrag og blant annet fløyet nødhjelp og krigsskadde for Røde Kors i krigssoner i Afrika og Sørøst-Asia.</text:span></text:p>
          </table:table-cell>
          <table:table-cell table:style-name="Table3.A1" office:value-type="string">
            <text:p text:style-name="Standard"><text:span text:style-name="T7">Hän oon lenttääjä, ja hänelä oon ollu monta työtehtäävää. Hän oon lentäny hätäappuu ja soassa loukkaantunheita Punaiselle Ristile Aafrikassa ja Öystäetelä-Aasiassa.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Standard"><text:span text:style-name="T7">00:02:03:00</text:span></text:p>
          </table:table-cell>
          <table:table-cell table:style-name="Table3.A1" office:value-type="string">
            <text:p text:style-name="Standard"><text:span text:style-name="T6">Nå er vi på vei til Tornedalen, til grenseområdet mellom Sverige og Finland. </text:span></text:p>
            <text:p text:style-name="P14"/>
            <text:p text:style-name="Standard"><text:span text:style-name="T6">Kjell skal lete etter gården der hans forfedre kom fra.</text:span></text:p>
            <text:p text:style-name="P14"/>
          </table:table-cell>
          <table:table-cell table:style-name="Table3.A1" office:value-type="string">
            <text:p text:style-name="Standard"><text:span text:style-name="T7">Nyt met olema matkala Tornionlakshoon, Ruottin ja Suomen rajale. </text:span></text:p>
            <text:p text:style-name="P12"/>
            <text:p text:style-name="P12"/>
            <text:p text:style-name="Standard"><text:span text:style-name="T7">Kjell aikkoo hakkeet paikan mistä hänen esivanhiimet olthiin pois.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7">00:02:19:00</text:span></text:p>
          </table:table-cell>
          <table:table-cell table:style-name="Table3.A1" office:value-type="string">
            <text:p text:style-name="Standard"><text:span text:style-name="T6">Nord i Norge er det mange som har sine røtter i Sverige og Finland.</text:span></text:p>
            <text:p text:style-name="P14"/>
            <text:p text:style-name="Standard"><text:span text:style-name="T6">Kvenene tok med seg sitt språk og sine tradisjoner fra elvedalene og kysten av Bottenviken. </text:span></text:p>
            <text:p text:style-name="P14"/>
            <text:p text:style-name="Standard"><text:span text:style-name="T6">Det har preget områder i Norge fram til i dag.</text:span></text:p>
            <text:p text:style-name="P14"/>
          </table:table-cell>
          <table:table-cell table:style-name="Table3.A1" office:value-type="string">
            <text:p text:style-name="Standard"><text:span text:style-name="T7">Pohjaisessa Norjassa monila oon juuret Ruottissa ja Suomessa. </text:span></text:p>
            <text:p text:style-name="P12"/>
            <text:p text:style-name="P12"/>
            <text:p text:style-name="Standard"><text:span text:style-name="T7">Kväänit otethiin myötä oman kielen ja tradisjuunit Pohjanlahen jokilaksoista ja rannikolta. </text:span></text:p>
            <text:p text:style-name="P12"/>
            <text:p text:style-name="Standard"><text:span text:style-name="T7">Se näkkyy vissiilä aloila Norjassa vielä tänäki päivänä.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Standard"><text:span text:style-name="T7">00:03:21:00</text:span></text:p>
          </table:table-cell>
          <table:table-cell table:style-name="Table3.A1" office:value-type="string">
            <text:p text:style-name="Standard"><text:span text:style-name="T6">Endelig er vi ved grensa mot Sverige. </text:span></text:p>
            <text:p text:style-name="P14"/>
            <text:p text:style-name="Standard"><text:span text:style-name="T6">Noen hundre år tidligere gikk grensa bare noen kilometer ovenfor Kjell sitt hus. </text:span></text:p>
            <text:p text:style-name="P14"/>
            <text:p text:style-name="Standard"><text:span text:style-name="T6">Først i 1751 ble de indre delene av Finnmark med i Danmark-Norge.</text:span></text:p>
            <text:p text:style-name="P14"/>
          </table:table-cell>
          <table:table-cell table:style-name="Table3.A1" office:value-type="string">
            <text:p text:style-name="Standard"><text:span text:style-name="T7">Viimen olema Ruottin rajala. </text:span></text:p>
            <text:p text:style-name="P12"/>
            <text:p text:style-name="Standard"><text:span text:style-name="T7">Muutama sata vuotta hiljemin oli raja tyhä muutaman kilomeetterin Kjellin huonheen ylipuolela. </text:span></text:p>
            <text:p text:style-name="P12"/>
            <text:p text:style-name="Standard"><text:span text:style-name="T7">Vasta vuona 1751 liitethiin sisä-Finmarkun yhtheen Tanmarkku-Norjan kans. 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6">00:05:06:00</text:span></text:p>
          </table:table-cell>
          <table:table-cell table:style-name="Table3.A1" office:value-type="string">
            <text:p text:style-name="Standard"><text:span text:style-name="T6">Vi krysser Muonio-elva og kjører inn i Sverige. </text:span></text:p>
            <text:p text:style-name="Standard"><text:span text:style-name="T6">Fram til 1809 var det ingen grense her. </text:span></text:p>
            <text:p text:style-name="Standard"><text:span text:style-name="T6">Elva renner ut i Torneelva nær Pajala.</text:span></text:p>
            <text:p text:style-name="P14"/>
          </table:table-cell>
          <table:table-cell table:style-name="Table3.A1" office:value-type="string">
            <text:p text:style-name="Standard"><text:span text:style-name="T7">Met ylitämmä Muonio-joven ja ajama Ruotthiin. </text:span></text:p>
            <text:p text:style-name="Standard"><text:span text:style-name="T7">Ennen vuoen 1809 tässä ei ollu mithään rajjaa. </text:span></text:p>
            <text:p text:style-name="Standard"><text:span text:style-name="T7">Joki virttaa ulos Tornionväylhään likelä Pajalaa. 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Standard"><text:span text:style-name="T7">00:05:27:00</text:span></text:p>
          </table:table-cell>
          <table:table-cell table:style-name="Table3.A1" office:value-type="string">
            <text:p text:style-name="Standard"><text:span text:style-name="T6">Her lå Kengis bruk som var hovedstedet for jernutvinningen langs Torneelva fra 1640-tallet.</text:span></text:p>
            <text:p text:style-name="P14"/>
            <text:p text:style-name="Standard"><text:span text:style-name="T6">En del av Kjells slekt blir kalt Rautio, smedslekta.</text:span></text:p>
            <text:p text:style-name="P14"/>
            <text:p text:style-name="Standard"><text:span text:style-name="T6">Smelting og bearbeiding av jernmalm var det valonere fra dagens Belgia som innførte i Tornedalen. De lærte også Kjells forfedre god smedkunst.</text:span></text:p>
            <text:p text:style-name="P14"/>
          </table:table-cell>
          <table:table-cell table:style-name="Table3.A1" office:value-type="string">
            <text:p text:style-name="Standard"><text:span text:style-name="T7">Tässä oli Kengisin pruuki mikä oli Tornionväylän tärkkein rautapruuki 1640-luvula. </text:span></text:p>
            <text:p text:style-name="P12"/>
            <text:p text:style-name="Standard"><text:span text:style-name="T7">Osan Kjellin suvusta käskethään nimelä Rautio, rauttiinsuku.</text:span></text:p>
            <text:p text:style-name="P12"/>
            <text:p text:style-name="Standard"><text:span text:style-name="T7">Valuunerit senaikhaisesta Belgiasta tuothiin rauttiin työn Tornionlakshoon. </text:span></text:p>
            <text:p text:style-name="Standard"><text:span text:style-name="T7">Het opetethiin Kjellin esivanhiimiile kuinka sulatethaan rautamalmii ja työtelhään sen kans.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Standard"><text:span text:style-name="T7">00:06:18:00</text:span></text:p>
          </table:table-cell>
          <table:table-cell table:style-name="Table3.A1" office:value-type="string">
            <text:p text:style-name="Standard"><text:span text:style-name="T6">I de fleste år av sitt liv har Kjell pendlet mellom verdensdeler, </text:span></text:p>
            <text:p text:style-name="Standard"><text:span text:style-name="T6">fra krigssoner i Afrika, </text:span></text:p>
            <text:p text:style-name="Standard"><text:span text:style-name="T6">til oljefelt i Midt-Østen </text:span></text:p>
            <text:p text:style-name="Standard"><text:span text:style-name="T6">og til Burma.</text:span></text:p>
            <text:p text:style-name="P14"/>
            <text:p text:style-name="Standard"><text:span text:style-name="T6">Han har opplevd store kontraster, lidelse og håp, krig og fred. </text:span></text:p>
            <text:p text:style-name="P14"/>
          </table:table-cell>
          <table:table-cell table:style-name="Table3.A1" office:value-type="string">
            <text:p text:style-name="Standard"><text:span text:style-name="T7">Suuriman osan elämästä oon Kjell kulkenu eri maanositten välilä, </text:span></text:p>
            <text:p text:style-name="Standard"><text:span text:style-name="T7">Aafrikan sota-aloilta </text:span></text:p>
            <text:p text:style-name="Standard"><text:span text:style-name="T7">kiini Keski-Öystän öljykentile </text:span></text:p>
            <text:p text:style-name="Standard"><text:span text:style-name="T7">ja Burmhaan.</text:span></text:p>
            <text:p text:style-name="P12"/>
            <text:p text:style-name="Standard"><text:span text:style-name="T7">Hän oon kokenu suurii kontrastiita, kärsimystä ja toivoo, soan ja rauhan.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7">00:07:01:00</text:span></text:p>
          </table:table-cell>
          <table:table-cell table:style-name="Table3.A1" office:value-type="string">
            <text:p text:style-name="Standard"><text:span text:style-name="T6">Kjell har nettopp fått kontakt med slektninger i finsk Pello. </text:span></text:p>
            <text:p text:style-name="P14"/>
            <text:p text:style-name="Standard"><text:span text:style-name="T6">Paavo Eero har samlet flere av dem, og Kjell får vite hvor slektsgården Eero lå.</text:span></text:p>
            <text:p text:style-name="P14"/>
          </table:table-cell>
          <table:table-cell table:style-name="Table3.A1" office:value-type="string">
            <text:p text:style-name="Standard"><text:span text:style-name="T7">Kjell oon äskön saanu kontaktin sukulaisten kans Suomen Pellossa.</text:span></text:p>
            <text:p text:style-name="Standard"><text:span text:style-name="T7"><text:s/></text:span></text:p>
            <text:p text:style-name="Standard"><text:span text:style-name="T7">Paavo Eero oon saanu sukulaissii kovole, ja Kjell saapi tiettäät missä Eeron sukukartano oli.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7">00:08:15:00</text:span></text:p>
          </table:table-cell>
          <table:table-cell table:style-name="Table3.A1" office:value-type="string">
            <text:p text:style-name="Standard"><text:span text:style-name="T6">Deler av den gamle Eero-gården ligger i dag under hovedveien gjennom Pello.</text:span></text:p>
            <text:p text:style-name="P14"/>
          </table:table-cell>
          <table:table-cell table:style-name="Table3.A1" office:value-type="string">
            <text:p text:style-name="Standard"><text:span text:style-name="T7">Osa vanhaasta Eero-kartanosta oon tääpänä päätien alla mikä mennee Pellon läpitte.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7">00:08:29:00</text:span></text:p>
          </table:table-cell>
          <table:table-cell table:style-name="Table3.A1" office:value-type="string">
            <text:p text:style-name="Standard"><text:span text:style-name="T6">Ja, så er han kanskje litt som laksen, Kjell Johansen. </text:span></text:p>
            <text:p text:style-name="P14"/>
            <text:p text:style-name="Standard"><text:span text:style-name="T6">Han har fløyet vidt og opplevd meget, men vender alltid tilbake til stedet der livet begynte.</text:span></text:p>
            <text:p text:style-name="P14"/>
          </table:table-cell>
          <table:table-cell table:style-name="Table3.A1" office:value-type="string">
            <text:p text:style-name="Standard"><text:span text:style-name="T7">Piian Kjell Johansen oon niin ko lohi. </text:span></text:p>
            <text:p text:style-name="P12"/>
            <text:p text:style-name="Standard"><text:span text:style-name="T7">Hän oon lentäny laajasti ja kokenu paljon, mutta hän tullee aina takaisin paikkhaan missä elämä alkoi.</text:span></text:p>
          </table:table-cell>
        </table:table-row>
      </table:table>
      <text:p text:style-name="P21"><text:span text:style-name="T3">Dokumentar: Johan Beddari, Pasvikdalen </text:span></text:p>
      <text:h text:style-name="P6" text:outline-level="1"><text:span text:style-name="T3">Snekkervalsen – Kirvesmiehen valssi</text:span></text:h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6">00:01:23:00</text:span></text:p>
            <text:p text:style-name="P14"/>
          </table:table-cell>
          <table:table-cell table:style-name="Table4.A1" office:value-type="string">
            <text:p text:style-name="Standard"><text:span text:style-name="T6">Johan Beddari fra Pasvikdalen i Sør-Varanger er pensjonist, men også en allsidig mann.</text:span></text:p>
          </table:table-cell>
          <table:table-cell table:style-name="Table4.A1" office:value-type="string">
            <text:p text:style-name="Standard"><text:span text:style-name="T7">Johan Beddari oon pois Paatsjovenlaksosta Etelä-Varengista. Hän oon pensionisti mutta kans monipuolinen mies. </text:span></text:p>
            <text:p text:style-name="P12"/>
          </table:table-cell>
        </table:table-row>
        <table:table-row table:style-name="Table4.1">
          <table:table-cell table:style-name="Table4.A1" office:value-type="string">
            <text:p text:style-name="Standard"><text:span text:style-name="T6">00:01:41:00</text:span></text:p>
          </table:table-cell>
          <table:table-cell table:style-name="Table4.A1" office:value-type="string">
            <text:p text:style-name="Standard"><text:span text:style-name="T6">Av Pasvik-tømmer bygger han båter som egner seg for innlandsfiske. Båttypen har han konstruert selv.</text:span></text:p>
            <text:p text:style-name="P14"/>
          </table:table-cell>
          <table:table-cell table:style-name="Table4.A1" office:value-type="string">
            <text:p text:style-name="Standard"><text:span text:style-name="T7">Hän oon paatsjovenlaksolainen kehämies, ja hän tekkee venheitä järvipyythöön. Venheen mallin oon hän hoksanu itte.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6">00:01:51:00</text:span></text:p>
          </table:table-cell>
          <table:table-cell table:style-name="Table4.A1" office:value-type="string">
            <text:p text:style-name="Standard"><text:span text:style-name="T6">En tid av året leier han ut hytteanlegget han har bygd på en høyde ved vannet.</text:span></text:p>
            <text:p text:style-name="P14"/>
          </table:table-cell>
          <table:table-cell table:style-name="Table4.A1" office:value-type="string">
            <text:p text:style-name="Standard"><text:span text:style-name="T7">Yhen aijan vuoesta hän laikottaa ulos hyttärustinkkii jonka hän oon pykäny luokan pääle likelä järvee.</text:span></text:p>
            <text:p text:style-name="P12"/>
          </table:table-cell>
        </table:table-row>
        <table:table-row table:style-name="Table4.1">
          <table:table-cell table:style-name="Table4.A1" office:value-type="string">
            <text:p text:style-name="Standard"><text:span text:style-name="T7">00:02:26:00</text:span></text:p>
          </table:table-cell>
          <table:table-cell table:style-name="Table4.A1" office:value-type="string">
            <text:p text:style-name="Standard"><text:span text:style-name="T6">Anlegget består av flere bygninger, og hovedhuset kan ta i mot tjue personer. </text:span></text:p>
            <text:p text:style-name="P14"/>
            <text:p text:style-name="Standard"><text:span text:style-name="T6">Alt har han bygd med egne hender.</text:span></text:p>
            <text:p text:style-name="P14"/>
          </table:table-cell>
          <table:table-cell table:style-name="Table4.A1" office:value-type="string">
            <text:p text:style-name="Standard"><text:span text:style-name="T7">Rustingissa oon usseempi pytinki, ja päätalossa oon sija kiini kahelekymenelle ihmiselle. </text:span></text:p>
            <text:p text:style-name="P12"/>
            <text:p text:style-name="Standard"><text:span text:style-name="T7">Kaiken hän oon pykäny omin käsin.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7">00:04:00:00</text:span></text:p>
          </table:table-cell>
          <table:table-cell table:style-name="Table4.A1" office:value-type="string">
            <text:p text:style-name="Standard"><text:span text:style-name="T6">Johan bor midt mellom to naboland. </text:span></text:p>
            <text:p text:style-name="P14"/>
            <text:p text:style-name="Standard"><text:span text:style-name="T6">Skogfoss ligger i et område med grenser til Finland i vest og Russland i øst. </text:span></text:p>
            <text:p text:style-name="P14"/>
            <text:p text:style-name="Standard"><text:span text:style-name="T6">Han bodde en tid i Russland, da han arbeidet i Murmansk for et norsk firma. </text:span></text:p>
            <text:p text:style-name="P14"/>
            <text:p text:style-name="Standard"><text:span text:style-name="T6">Men han har ikke skaffet seg grenseboerbeviset, som gir visumfri adgang til Russland.</text:span></text:p>
            <text:p text:style-name="P14"/>
          </table:table-cell>
          <table:table-cell table:style-name="Table4.A1" office:value-type="string">
            <text:p text:style-name="Standard"><text:span text:style-name="T7">Johan assuu kahen krannimaan rajala. </text:span></text:p>
            <text:p text:style-name="P12"/>
            <text:p text:style-name="Standard"><text:span text:style-name="T7">Hakokoski oon Norjan, Suomen ja Ryssän raja-alala. </text:span></text:p>
            <text:p text:style-name="P12"/>
            <text:p text:style-name="P12"/>
            <text:p text:style-name="Standard"><text:span text:style-name="T7">Hän asui yhen aijan Ryssässä, ko hän työteli Murmanskissa norjalaisele firmale. </text:span></text:p>
            <text:p text:style-name="P12"/>
            <text:p text:style-name="Standard"><text:span text:style-name="T7">Mutta hän ei ole hankkinu ittele raja-assuujan toistusta mikä anttaa pääsyn Rysshään ilman viisumii.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7">00:05:52:00</text:span></text:p>
          </table:table-cell>
          <table:table-cell table:style-name="Table4.A1" office:value-type="string">
            <text:p text:style-name="Standard"><text:span text:style-name="T6">Johan lager flere typer sleder. Én av dem er en russisk slede som trekkes av to eller flere rein.</text:span></text:p>
            <text:p text:style-name="P14"/>
            <text:p text:style-name="Standard"><text:span text:style-name="T6">Han har vært reineier og har ennå noen få rein i svigersønnens flokk.</text:span></text:p>
            <text:p text:style-name="P14"/>
          </table:table-cell>
          <table:table-cell table:style-name="Table4.A1" office:value-type="string">
            <text:p text:style-name="Standard"><text:span text:style-name="T7">Johan tekkee usseeman tyyppissii rekkii. Yksi niistä oon ryssän reki jota kaksi tahi usseempi poro veethään.</text:span></text:p>
            <text:p text:style-name="P12"/>
            <text:p text:style-name="Standard"><text:span text:style-name="T7">Hän oon ollu poromies, ja hänelä oon vielä muutampi poro vävyn tokassa.</text:span></text:p>
            <text:p text:style-name="P12"/>
          </table:table-cell>
        </table:table-row>
        <table:table-row table:style-name="Table4.1">
          <table:table-cell table:style-name="Table4.A1" office:value-type="string">
            <text:p text:style-name="Standard"><text:span text:style-name="T7">00:07:22:00</text:span></text:p>
          </table:table-cell>
          <table:table-cell table:style-name="Table4.A1" office:value-type="string">
            <text:p text:style-name="Standard"><text:span text:style-name="T6">Trekkspillet gir kjær avveksling. </text:span></text:p>
            <text:p text:style-name="P14"/>
            <text:p text:style-name="Standard"><text:span text:style-name="T6">Han øver hver morgen og komponerer også selv, blant annet Snekkervalsen og Takrennepolka.</text:span></text:p>
            <text:p text:style-name="P14"/>
          </table:table-cell>
          <table:table-cell table:style-name="Table4.A1" office:value-type="string">
            <text:p text:style-name="Standard"><text:span text:style-name="T7">Haitarinsoitto oon rakas aijankuluhomma. </text:span></text:p>
            <text:p text:style-name="P12"/>
            <text:p text:style-name="Standard"><text:span text:style-name="T7">Hän harjoittellee joka aamu ja tekkee kans itte musikkii, niin ko Kirvesmiehen valssin ja Kattorännipolkan.</text:span></text:p>
            <text:p text:style-name="P12"/>
          </table:table-cell>
        </table:table-row>
        <table:table-row table:style-name="Table4.1">
          <table:table-cell table:style-name="Table4.A1" office:value-type="string">
            <text:p text:style-name="Standard"><text:span text:style-name="T7">00:08:10:00</text:span></text:p>
          </table:table-cell>
          <table:table-cell table:style-name="Table4.A1" office:value-type="string">
            <text:p text:style-name="Standard"><text:span text:style-name="T6">Nå er snart det viktigste gjort med sledemeiene. </text:span></text:p>
            <text:p text:style-name="P14"/>
            <text:p text:style-name="Standard"><text:span text:style-name="T6">Det er enklere, det som gjenstår av arbeidet med oldebarnet Mikkels slede.</text:span></text:p>
          </table:table-cell>
          <table:table-cell table:style-name="Table4.A1" office:value-type="string">
            <text:p text:style-name="Standard"><text:span text:style-name="T7">Nyt oon heti tärkkeimät tehty reenjalasten kans. </text:span></text:p>
            <text:p text:style-name="P12"/>
            <text:p text:style-name="Standard"><text:span text:style-name="T7">Se oon helpompi työ mikä oon jäljelä lapsen lapsenlapsen Mikkelin reen kans. </text:span></text:p>
            <text:p text:style-name="P12"/>
          </table:table-cell>
        </table:table-row>
      </table:table>
      <text:p text:style-name="P12"/>
      <text:p text:style-name="P12"/>
      <text:p text:style-name="P12"/>
      <text:p text:style-name="P12"/>
      <text:h text:style-name="P6" text:outline-level="1"><text:span text:style-name="T3">Dokumentar: Nils Eriksen, Alta </text:span></text:h>
      <text:h text:style-name="P6" text:outline-level="1"><text:span text:style-name="T3">Stein og brød – Kivestä leippää</text:span></text:h>
      <text:h text:style-name="P19" text:outline-level="1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Standard"><text:span text:style-name="T9">00:00:10:05</text:span></text:p>
            <text:p text:style-name="P16"/>
            <text:p text:style-name="Standard"><text:span text:style-name="T9">00:00:14:23</text:span></text:p>
          </table:table-cell>
          <table:table-cell table:style-name="Table6.A1" office:value-type="string">
            <text:p text:style-name="Standard"><text:span text:style-name="T6">Alta-skiferen er kjent i store deler av verden.</text:span></text:p>
            <text:p text:style-name="P14"/>
            <text:p text:style-name="Standard"><text:span text:style-name="T6">Pæska er det største skiferfeltet. Her er det tatt ut skifer i mer enn 100 år.</text:span></text:p>
            <text:p text:style-name="P14"/>
          </table:table-cell>
          <table:table-cell table:style-name="Table6.A1" office:value-type="string">
            <text:p text:style-name="Standard"><text:span text:style-name="T7">Alattion rahtu oon tunnettu suuressa osassa mailmaa. </text:span></text:p>
            <text:p text:style-name="P12"/>
            <text:p text:style-name="Standard"><text:span text:style-name="T7">Peska oon suurin rahtufeltti. Täältä oon otettu rahtui kauvoimin ko 100 vuotta.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9">00:00:52:00</text:span></text:p>
          </table:table-cell>
          <table:table-cell table:style-name="Table6.A1" office:value-type="string">
            <text:p text:style-name="Standard"><text:span text:style-name="T6">Nils Eriksen fra Transfarelv er 77 år, men ønsker å fortsette med sitt skiferarbeid.</text:span></text:p>
            <text:p text:style-name="P14"/>
          </table:table-cell>
          <table:table-cell table:style-name="Table6.A1" office:value-type="string">
            <text:p text:style-name="Standard"><text:span text:style-name="T7">Nils Eriksen Kaitusjovesta oon 77 vuotta vanhaa, mutta halluu jatkata rahtutyötä.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9">00:01:05:00</text:span></text:p>
            <text:p text:style-name="P16"/>
            <text:p text:style-name="P16"/>
            <text:p text:style-name="Standard"><text:span text:style-name="T9">00:01:21:20</text:span></text:p>
            <text:p text:style-name="P16"/>
            <text:p text:style-name="P16"/>
            <text:p text:style-name="P16"/>
            <text:p text:style-name="P16"/>
            <text:p text:style-name="Standard"><text:span text:style-name="T9">00:01:32:14</text:span></text:p>
          </table:table-cell>
          <table:table-cell table:style-name="Table6.A1" office:value-type="string">
            <text:p text:style-name="Standard"><text:span text:style-name="T6">Den kvenske bosettingen var etablert i Alta på slutten av 1600-tallet, men kvenene hadde ikke tradisjoner for bruk av skifer.</text:span></text:p>
            <text:p text:style-name="P14"/>
            <text:p text:style-name="Standard"><text:span text:style-name="T6">Det store gruveanlegget i Kåfjord kom i drift i 1826. </text:span></text:p>
            <text:p text:style-name="P14"/>
            <text:p text:style-name="Standard"><text:span text:style-name="T6">Vante gruvefolk ble hentet fra Nord-Østerdalen og Nord-Gudbrandsdalen. </text:span></text:p>
            <text:p text:style-name="P14"/>
            <text:p text:style-name="Standard"><text:span text:style-name="T6">Gruveeierne vervet mange hundre arbeidere fra både svensk og finsk side av Tornedalen.</text:span></text:p>
            <text:p text:style-name="P14"/>
          </table:table-cell>
          <table:table-cell table:style-name="Table6.A1" office:value-type="string">
            <text:p text:style-name="Standard"><text:span text:style-name="T7">Fasta kvääniasutus tuli Alattihoon 1600-luvun loppupuolela, mutta kväänit ei pruukanheet pittäät rahtui.</text:span></text:p>
            <text:p text:style-name="P12"/>
            <text:p text:style-name="Standard"><text:span text:style-name="T7">Suuri kruuvarustinki Kaivuonossa aloitti toimet vuona 1826. </text:span></text:p>
            <text:p text:style-name="P12"/>
            <text:p text:style-name="Standard"><text:span text:style-name="T7">Harjaantunutta kruuvaväkkee nouvethiin Pohjais-</text:span><text:span text:style-name="T8">Østerdalenista ja Pohjais-Gudbrandsdalenista. </text:span></text:p>
            <text:p text:style-name="P11"/>
            <text:p text:style-name="Standard"><text:span text:style-name="T8">Kruuvanomistaajat värväthiin saoittain työtelijöitä sekä Ruottin ja Suomen puolen Tornionlaksosta.</text:span></text:p>
            <text:p text:style-name="P11"/>
          </table:table-cell>
        </table:table-row>
        <table:table-row table:style-name="Table6.1">
          <table:table-cell table:style-name="Table6.A1" office:value-type="string">
            <text:p text:style-name="Standard"><text:span text:style-name="T9">00:01:55:17</text:span></text:p>
          </table:table-cell>
          <table:table-cell table:style-name="Table6.A1" office:value-type="string">
            <text:p text:style-name="Standard"><text:span text:style-name="T6">Idar Suhr er en venn av Nils i skiferberget. Begge har deltatt i skiferarbeid fra de var barn.</text:span></text:p>
            <text:p text:style-name="P14"/>
          </table:table-cell>
          <table:table-cell table:style-name="Table6.A1" office:value-type="string">
            <text:p text:style-name="Standard"><text:span text:style-name="T7">Idar Suhr oon Nilsin ystävä kivivaarassa. Kumpiki oon olheet myötä rahtutyössä lapsesta saakka.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9">00:05:22:15</text:span></text:p>
            <text:p text:style-name="P12"/>
            <text:p text:style-name="P12"/>
            <text:p text:style-name="P12"/>
            <text:p text:style-name="Standard"><text:span text:style-name="T9">00:05:38:05</text:span></text:p>
          </table:table-cell>
          <table:table-cell table:style-name="Table6.A1" office:value-type="string">
            <text:p text:style-name="Standard"><text:span text:style-name="T6">Det er fortsatt noen som bearbeider steinen oppe i berget, men det meste av råstoffet ble fra 1970-tallet, frakta ned til Alta sentrum.</text:span></text:p>
            <text:p text:style-name="P14"/>
            <text:p text:style-name="Standard"><text:span text:style-name="T6">Kvartsittskiferen i Alta er slitesterk. </text:span></text:p>
            <text:p text:style-name="P14"/>
            <text:p text:style-name="Standard"><text:span text:style-name="T6">Gjennom moderne industriell behandling blir den forvandlet til trappetrinn og golv- og veggfliser, som eksporteres til mange land.</text:span></text:p>
            <text:p text:style-name="P14"/>
          </table:table-cell>
          <table:table-cell table:style-name="Table6.A1" office:value-type="string">
            <text:p text:style-name="Standard"><text:span text:style-name="T7">Vieläki oon jokunen kekkä työtelhään rahtukivviin kans ylhäälä vaarassa, mutta 1970-luvun jälkhiin enniin osa raakamateriaalista frahathiin alas Alattion sentrumhiin. </text:span></text:p>
            <text:p text:style-name="P12"/>
            <text:p text:style-name="Standard"><text:span text:style-name="T7">Alattion kvartsittirahtu oon luja. </text:span></text:p>
            <text:p text:style-name="P12"/>
            <text:p text:style-name="Standard"><text:span text:style-name="T7">Modernissa industriissa se muuttuu trapun pykäliksi ja laattii- ja seinäfliisiksi mikkä lähätethään monhiin maihiin.</text:span></text:p>
            <text:p text:style-name="P12"/>
          </table:table-cell>
        </table:table-row>
        <table:table-row table:style-name="Table6.1">
          <table:table-cell table:style-name="Table6.A1" office:value-type="string">
            <text:p text:style-name="Standard"><text:span text:style-name="T9">00:05:59:20</text:span></text:p>
            <text:p text:style-name="P16"/>
            <text:p text:style-name="P16"/>
            <text:p text:style-name="P16"/>
            <text:p text:style-name="Standard"><text:span text:style-name="T9">00:06:13:10</text:span></text:p>
            <text:p text:style-name="P16"/>
          </table:table-cell>
          <table:table-cell table:style-name="Table6.A1" office:value-type="string">
            <text:p text:style-name="Standard"><text:span text:style-name="T6">Det var de katastrofale bybrannene i Hammerfest i 1890, og Ålesund i 1904, som økte etterspørselen etter stein til brannsikre tak.</text:span></text:p>
            <text:p text:style-name="P20"><text:span text:style-name="T6"><text:tab/></text:span></text:p>
            <text:p text:style-name="Standard"><text:span text:style-name="T6">Altaskiferen ble kjent ute i verden og antallet arbeidere i skiferfeltene økte.</text:span></text:p>
            <text:p text:style-name="P14"/>
          </table:table-cell>
          <table:table-cell table:style-name="Table6.A1" office:value-type="string">
            <text:p text:style-name="Standard"><text:span text:style-name="T7">Kaupunkipalot Hammerfestissa vuona 1890 ja Ålesundissa vuona 1904 tehthiin suuren tuhon. Tämän jälkhiin ihmiset haluthiin katthoin paloturvalista rahtuu.</text:span></text:p>
            <text:p text:style-name="P12"/>
            <text:p text:style-name="Standard"><text:span text:style-name="T7">Alattion rahtu tuli mailmantunnetuksi, ja työtelijöitten määrä lissäintyi. 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9">00:06:25:00</text:span></text:p>
            <text:p text:style-name="P12"/>
            <text:p text:style-name="Standard"><text:span text:style-name="T7">00:06:31:15</text:span></text:p>
          </table:table-cell>
          <table:table-cell table:style-name="Table6.A1" office:value-type="string">
            <text:p text:style-name="Standard"><text:span text:style-name="T6">Kvenene i Alta kombinerte skiferdriften med ishavsfangst. </text:span></text:p>
            <text:p text:style-name="P14"/>
            <text:p text:style-name="Standard"><text:span text:style-name="T6">Da gruvedriften i Kåfjord ble trappet ned, var det fangsten, sammen med skifer, fiske og gårdsdrift som ble redninga.</text:span></text:p>
            <text:p text:style-name="P14"/>
          </table:table-cell>
          <table:table-cell table:style-name="Table6.A1" office:value-type="string">
            <text:p text:style-name="Standard"><text:span text:style-name="T7">Alattion kväänit olthiin sekä rahtutyössä ja jäämerenpyyössä.</text:span></text:p>
            <text:p text:style-name="P12"/>
            <text:p text:style-name="Standard"><text:span text:style-name="T7">Ko kruuvatoimen Kaavuonossa alethiin vähentämhään, niin se oli pyytö, rahtutyö, fisku ja maanpruki millä pärjäthiin.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7">00:06:50:15</text:span></text:p>
          </table:table-cell>
          <table:table-cell table:style-name="Table6.A1" office:value-type="string">
            <text:p text:style-name="Standard"><text:span text:style-name="T6">Nils har kombinert sitt skiferarbeid med gårdsdrift utenfor Alta sentrum og fiske i Altafjorden. </text:span></text:p>
            <text:p text:style-name="P14"/>
            <text:p text:style-name="Standard"><text:span text:style-name="T6">Laksefisket holder han ennå på med.</text:span></text:p>
            <text:p text:style-name="P14"/>
          </table:table-cell>
          <table:table-cell table:style-name="Table6.A1" office:value-type="string">
            <text:p text:style-name="Standard"><text:span text:style-name="T7">Nilsilä oon ollu rahtutyön lisäksi maanpruuki Alattion sentrumin ulkopuolela, ja hän oon pyytäny kallaa Alattionvuonossa. </text:span></text:p>
            <text:p text:style-name="P12"/>
            <text:p text:style-name="Standard"><text:span text:style-name="T7">Hän pyyttää vieläki lohta.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7">00:07:16:05</text:span></text:p>
            <text:p text:style-name="P12"/>
            <text:p text:style-name="P12"/>
            <text:p text:style-name="Standard"><text:span text:style-name="T7">00:07:35:15</text:span></text:p>
          </table:table-cell>
          <table:table-cell table:style-name="Table6.A1" office:value-type="string">
            <text:p text:style-name="Standard"><text:span text:style-name="T6">Nils har fått kjørt skiferblokker hjem, slik at det er enklere å arbeide hele året. </text:span></text:p>
            <text:p text:style-name="P14"/>
            <text:p text:style-name="Standard"><text:span text:style-name="T6">Han må likevel ofte tilbake til den lille hytta i Pæska.</text:span></text:p>
            <text:p text:style-name="P14"/>
          </table:table-cell>
          <table:table-cell table:style-name="Table6.A1" office:value-type="string">
            <text:p text:style-name="Standard"><text:span text:style-name="T7">Nilsin tykö ajethaan rahtuu niin ette se oon helpompi työtelä läpi vuoen. </text:span></text:p>
            <text:p text:style-name="P12"/>
            <text:p text:style-name="Standard"><text:span text:style-name="T7">Mutta kuitenki hän käypi usseesti pikku hytässä Peskassa.</text:span></text:p>
            <text:p text:style-name="P12"/>
          </table:table-cell>
        </table:table-row>
        <table:table-row table:style-name="Table6.1">
          <table:table-cell table:style-name="Table6.A1" office:value-type="string">
            <text:p text:style-name="Standard"><text:span text:style-name="T7">00:08:04:10</text:span></text:p>
          </table:table-cell>
          <table:table-cell table:style-name="Table6.A1" office:value-type="string">
            <text:p text:style-name="Standard"><text:span text:style-name="T6">Skiferarbeidet gir pensjonisten noen ekstra kroner. </text:span></text:p>
            <text:p text:style-name="P14"/>
            <text:p text:style-name="Standard"><text:span text:style-name="T6">Stein kan ennå bli til brød.</text:span></text:p>
            <text:p text:style-name="P14"/>
          </table:table-cell>
          <table:table-cell table:style-name="Table6.A1" office:value-type="string">
            <text:p text:style-name="Standard"><text:span text:style-name="T7">Rahtutyö anttaa pensionistile muutamppii lisäkruunui. </text:span></text:p>
            <text:p text:style-name="P12"/>
            <text:p text:style-name="Standard"><text:span text:style-name="T7">Vieläki saattaa kivestä tulla leippää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vis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Merknadstekst_20_Tegn" style:display-name="Merknadstekst Tegn" style:family="text" style:parent-style-name="Default_20_Paragraph_20_Font">
      <style:text-properties fo:font-size="10pt" style:font-size-asian="10pt" style:font-size-complex="10pt"/>
    </style:style>
    <style:style style:name="Kommentaremne_20_Tegn" style:display-name="Kommentaremne Tegn" style:family="text" style:parent-style-name="Merknadstekst_20_Tegn">
      <style:text-properties fo:font-size="10pt" fo:font-weight="bold" style:font-size-asian="10pt" style:font-weight-asian="bold" style:font-size-complex="10pt" style:font-weight-complex="bold"/>
    </style:style>
    <style:style style:name="Bobletekst_20_Tegn" style:display-name="Bobletekst Tegn" style:family="text" style:parent-style-name="Default_20_Paragraph_20_Font">
      <style:text-properties style:font-name="Times New Roman" fo:font-family="'Times New Roman'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Bunntekst_20_Tegn" style:display-name="Bunntekst Tegn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24.709cm" fo:margin-left="-0.191cm" fo:margin-top="0cm" fo:margin-bottom="0cm" table:align="left" style:writing-mode="lr-tb"/>
    </style:style>
    <style:style style:name="Table5.A" style:family="table-column">
      <style:table-column-properties style:column-width="8.236cm"/>
    </style:style>
    <style:style style:name="Table5.B" style:family="table-column">
      <style:table-column-properties style:column-width="8.23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padding="0cm" fo:border="none"/>
    </style:style>
    <style:style style:name="MP3" style:family="paragraph" style:parent-style-name="Header">
      <style:paragraph-properties fo:margin-left="-0.203cm" fo:margin-right="0cm" fo:text-indent="0cm" style:auto-text-indent="false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9.7cm" fo:page-height="21.001cm" style:num-format="1" style:print-orientation="landscape" fo:margin-top="1.249cm" fo:margin-bottom="1.24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9"><draw:text-box fo:min-height="0cm" fo:min-width="0.041cm"><text:p text:style-name="MP2"><text:span text:style-name="page_20_number"><text:page-number text:select-page="current">10</text:page-number></text:span></text:p></draw:text-box></draw:frame></text:p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A"/>
          <table:table-row table:style-name="Table5.1"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vid Petterson</meta:initial-creator>
    <dc:creator>Pirjo Paavalniemi</dc:creator>
    <meta:editing-cycles>5</meta:editing-cycles>
    <meta:print-date>2018-01-29T14:03:00</meta:print-date>
    <meta:creation-date>2018-02-01T17:16:00</meta:creation-date>
    <dc:date>2019-03-04T09:38:00</dc:date>
    <meta:editing-duration>PT18M</meta:editing-duration>
    <meta:generator>LibreOffice/6.4.6.2$Linux_X86_64 LibreOffice_project/40$Build-2</meta:generator>
    <meta:document-statistic meta:table-count="6" meta:image-count="0" meta:object-count="0" meta:page-count="10" meta:paragraph-count="388" meta:word-count="3342" meta:character-count="21962" meta:non-whitespace-character-count="18838"/>
    <meta:user-defined meta:name="AppVersion">16.0000</meta:user-defined>
    <meta:user-defined meta:name="ContentTypeId">0x01010007AD9285B08B634AA55B7169F93A3E2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